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FreeSans1" svg:font-family="FreeSans" style:font-family-generic="swiss"/>
    <style:font-face style:name="Segoe Print" svg:font-family="'Segoe Print'" style:font-pitch="variable"/>
    <style:font-face style:name="Segoe Script" svg:font-family="'Segoe Script'"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Segoe Print" style:text-underline-style="none" fo:font-weight="normal" officeooo:rsid="0006c9cc" officeooo:paragraph-rsid="0006c9cc" style:font-weight-asian="normal" style:font-weight-complex="normal"/>
    </style:style>
    <style:style style:name="P2" style:family="paragraph" style:parent-style-name="Standard">
      <style:text-properties style:font-name="Segoe Print" style:text-underline-style="none" fo:font-weight="normal" officeooo:rsid="0007f0a3" officeooo:paragraph-rsid="0007f0a3" style:font-weight-asian="normal" style:font-weight-complex="normal"/>
    </style:style>
    <style:style style:name="P3" style:family="paragraph" style:parent-style-name="Standard">
      <style:text-properties style:font-name="Segoe Print" style:text-underline-style="none" fo:font-weight="bold" officeooo:rsid="0006c9cc" officeooo:paragraph-rsid="0006c9cc" style:font-weight-asian="bold" style:font-weight-complex="bold"/>
    </style:style>
    <style:style style:name="T1" style:family="text">
      <style:text-properties officeooo:rsid="0007f0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agere</text:p>
      <text:p text:style-name="P3"/>
      <text:p text:style-name="P1">Imagere is the name of a capstone project I helped develop at Seneca <text:span text:style-name="T1">College </text:span>as a part of a team of 4 students <text:span text:style-name="T1">for our capstone project</text:span>. Imagere works as a social media application where a user can take and share photos of animals, flowers, objects, etc. Upon taking or submitting a photo, the image gets uploaded to the server where it is ran through a Python script that utilizes Google Inception V3 and Tensorflow to identify the subject in the image. Upon successful identification, the result is return back to the application where it is displayed for the user to see. Each processed image is shown on the user’s profile page where the public visibility of the image can be controlled. The visibility comes into play in the newsfeed section of the application. The newsfeed displays all publically visible images taken by all users of Imagere in a scrollable format where it can be up or down voted. </text:p>
      <text:p text:style-name="P1"/>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FreeSans1" svg:font-family="FreeSans" style:font-family-generic="swiss"/>
    <style:font-face style:name="Segoe Print" svg:font-family="'Segoe Print'" style:font-pitch="variable"/>
    <style:font-face style:name="Segoe Script" svg:font-family="'Segoe Script'"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CA"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CA"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6T17:25:47.117294168</meta:creation-date>
    <dc:date>2021-01-17T02:53:43.047682069</dc:date>
    <meta:editing-duration>PT9H7M36S</meta:editing-duration>
    <meta:editing-cycles>2</meta:editing-cycles>
    <meta:generator>LibreOffice/7.0.4.2$Linux_X86_64 LibreOffice_project/00$Build-2</meta:generator>
    <meta:document-statistic meta:table-count="0" meta:image-count="0" meta:object-count="0" meta:page-count="1" meta:paragraph-count="2" meta:word-count="160" meta:character-count="913" meta:non-whitespace-character-count="754"/>
  </office:meta>
</office:document-meta>
</file>